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officeooo:rsid="001ebe3f" officeooo:paragraph-rsid="001ebe3f" style:font-size-asian="12pt" style:font-size-complex="12pt"/>
    </style:style>
    <style:style style:name="P2" style:family="paragraph" style:parent-style-name="Standard" style:list-style-name="L1">
      <style:paragraph-properties fo:line-height="150%"/>
      <style:text-properties style:font-name="Arial" fo:font-size="12pt" officeooo:rsid="001ebe3f" officeooo:paragraph-rsid="001ebe3f" style:font-size-asian="12pt" style:font-size-complex="12pt"/>
    </style:style>
    <style:style style:name="P3" style:family="paragraph" style:parent-style-name="Standard" style:list-style-name="L3">
      <style:paragraph-properties fo:line-height="150%"/>
      <style:text-properties style:font-name="Arial" fo:font-size="12pt" officeooo:rsid="001ebe3f" officeooo:paragraph-rsid="001ebe3f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Arial" fo:font-size="12pt" fo:font-weight="bold" officeooo:rsid="001ebe3f" officeooo:paragraph-rsid="001ebe3f" style:font-size-asian="12pt" style:font-weight-asian="bold" style:font-size-complex="12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2pt" style:font-size-asian="12pt" style:font-size-complex="12pt"/>
    </style:style>
    <style:style style:name="T3" style:family="text">
      <style:text-properties fo:color="#000000" style:font-name="Arial" fo:font-size="12pt" officeooo:rsid="001898d2" style:font-size-asian="12pt" style:font-size-complex="12pt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fo:font-size="12pt" officeooo:rsid="001898d2" style:font-size-asian="12pt" style:font-size-complex="12pt"/>
    </style:style>
    <style:style style:name="T6" style:family="text">
      <style:text-properties fo:color="#000000" officeooo:rsid="001898d2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bold" officeooo:rsid="001898d2" style:font-weight-asian="bold" style:font-weight-complex="bold"/>
    </style:style>
    <style:style style:name="T9" style:family="text">
      <style:text-properties fo:color="#000000" fo:font-weight="normal" officeooo:rsid="001898d2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quisitos funcionais e não funcionais</text:p>
      <text:p text:style-name="P4"/>
      <text:p text:style-name="P1">As funcionalidades a seguir se referem as tarefas do aplicativo de controle de frequência escolar por biometria disponibilizada para os usuários, abaixo os seguintes requisitos funcionais e não funcionais: </text:p>
      <text:p text:style-name="P1"/>
      <text:p text:style-name="P1">Requisitos funcionais:</text:p>
      <text:list xml:id="list316573814" text:style-name="L1">
        <text:list-item>
          <text:p text:style-name="P2"><text:span text:style-name="T10">RF</text:span><text:span text:style-name="T8">01 – Autenticar </text:span><text:span text:style-name="T7">usuário</text:span><text:span text:style-name="T8">: </text:span><text:span text:style-name="T6">os </text:span><text:span text:style-name="T1">usuários</text:span><text:span text:style-name="T6"> </text:span><text:span text:style-name="T1">administração</text:span><text:span text:style-name="T6">, professores poderão acessar o aplicativo através de login e senha;</text:span></text:p>
        </text:list-item>
        <text:list-item>
          <text:p text:style-name="P2"><text:span text:style-name="T8">RF02 – Manutenção de usuários:</text:span><text:span text:style-name="T6"> Os usuários administração e professores poderão adicionar, editar, deletar usuários;</text:span></text:p>
        </text:list-item>
        <text:list-item>
          <text:p text:style-name="P2"><text:span text:style-name="T8">RF03 – Manutenção de turmas:</text:span><text:span text:style-name="T6"> os usuários administração e professores poderão criar turmas, adicionar, remover alunos de dentro das turmas, editar e atualizar as turmas;</text:span></text:p>
        </text:list-item>
        <text:list-item>
          <text:p text:style-name="P2"><text:span text:style-name="T8">RF04 – Manutenção de alunos:</text:span><text:span text:style-name="T6"> os usuários administração e professores poderão editar, adicionar, deletar informações sobre os alunos;</text:span></text:p>
        </text:list-item>
        <text:list-item>
          <text:p text:style-name="P2"><text:span text:style-name="T8">RF05 – Atualização de alunos:</text:span><text:span text:style-name="T6"> o usuário administração poderá adicionar e remover alunos do sistema;</text:span></text:p>
        </text:list-item>
        <text:list-item>
          <text:p text:style-name="P2"><text:span text:style-name="T8">RF06 – Listar turmas:</text:span><text:span text:style-name="T6"> os usuários administração e professores terão acesso a uma lista com todas as turmas da escola;</text:span></text:p>
        </text:list-item>
        <text:list-item>
          <text:p text:style-name="P2"><text:span text:style-name="T8">RF07-Listar alunos:</text:span><text:span text:style-name="T6"> os usuários administração e professores terão acesso a uma lista com todos os alunos da escola;</text:span></text:p>
        </text:list-item>
        <text:list-item>
          <text:p text:style-name="P2"><text:span text:style-name="T8">RF08 – Chamada eletrônica:</text:span><text:span text:style-name="T6"> o usuário professor poderá efetuar a chamada escolar através da leitura biométrica.</text:span></text:p>
        </text:list-item>
        <text:list-item>
          <text:p text:style-name="P2"><text:span text:style-name="T8">RF09 – Frequência escolar: </text:span><text:span text:style-name="T6">os usuários administração e professores poderão calcular a frequência dos alunos através do sistema;</text:span></text:p>
        </text:list-item>
        <text:list-item>
          <text:p text:style-name="P2"><text:span text:style-name="T8">RF10 – Nota dos alunos:</text:span><text:span text:style-name="T6"> o usuário professor poderá inserir valores referente a nota de cada aluno no sistema;</text:span></text:p>
        </text:list-item>
        <text:list-item>
          <text:p text:style-name="P2"><text:span text:style-name="T8">RF11 – Media aritimética</text:span><text:span text:style-name="T6"> professor poderá calcular a media de cada aluno e mostrar o status do aluno (aprovado ou reprovado).</text:span></text:p>
        </text:list-item>
      </text:list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4"><text:soft-page-break/><text:span text:style-name="T6">Requisitos não funcionais:</text:span></text:p>
      <text:p text:style-name="P1"><text:span text:style-name="T6"/></text:p>
      <text:list xml:id="list1827902358" text:style-name="L3">
        <text:list-item>
          <text:p text:style-name="P3"><text:span text:style-name="T8">RNF01 – Portabilidade: </text:span><text:span text:style-name="T6">o sistema será implementado em computadores posicionados nas portas das salas de aula;</text:span></text:p>
        </text:list-item>
        <text:list-item>
          <text:p text:style-name="P3"><text:span text:style-name="T8">RNF02 – Segurança:</text:span><text:span text:style-name="T6">Os usuários possuirão diferentes logins e senhas também possuirão permissões diferent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9:25:07.371000000</meta:creation-date>
    <dc:date>2017-05-09T19:59:30.003000000</dc:date>
    <meta:editing-duration>PT1M40S</meta:editing-duration>
    <meta:editing-cycles>1</meta:editing-cycles>
    <meta:document-statistic meta:table-count="0" meta:image-count="0" meta:object-count="0" meta:page-count="2" meta:paragraph-count="17" meta:word-count="271" meta:character-count="1857" meta:non-whitespace-character-count="1603"/>
    <meta:generator>LibreOffice/5.3.0.3$Windows_x86 LibreOffice_project/7074905676c47b82bbcfbea1aeefc84afe1c50e1</meta:generator>
  </office:meta>
</office:document-meta>
</file>